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09f8" officeooo:paragraph-rsid="000209f8"/>
    </style:style>
    <style:style style:name="P2" style:family="paragraph" style:parent-style-name="Standard">
      <style:paragraph-properties fo:text-align="start" style:justify-single-word="false"/>
      <style:text-properties officeooo:rsid="000209f8" officeooo:paragraph-rsid="000209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historia</text:p>
      <text:p text:style-name="P1"/>
      <text:p text:style-name="P2">1-a</text:p>
      <text:p text:style-name="P2">2-b</text:p>
      <text:p text:style-name="P2">3-c</text:p>
      <text:p text:style-name="P2">4-d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09:51:17.603771222</meta:creation-date>
    <dc:date>2020-10-29T09:55:05.155860315</dc:date>
    <meta:editing-duration>PT3M48S</meta:editing-duration>
    <meta:editing-cycles>1</meta:editing-cycles>
    <meta:document-statistic meta:table-count="0" meta:image-count="0" meta:object-count="0" meta:page-count="1" meta:paragraph-count="5" meta:word-count="7" meta:character-count="33" meta:non-whitespace-character-count="31"/>
    <meta:generator>LibreOffice/6.4.6.2$Linux_X86_64 LibreOffice_project/40$Build-2</meta:generator>
  </office:meta>
</office:document-meta>
</file>